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54.24mm"/>
    </style:style>
    <style:style style:name="co3" style:family="table-column">
      <style:table-column-properties fo:break-before="auto" style:column-width="51.8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13mm" fo:break-before="auto" style:use-optimal-row-height="true"/>
    </style:style>
    <style:style style:name="ro3" style:family="table-row">
      <style:table-row-properties style:row-height="5.34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fo:background-color="#bdd7ee" style:diagonal-bl-tr="none" style:diagonal-tl-br="none" fo:border-left="1.76pt solid #000000" fo:border-right="1.76pt solid #000000" style:rotation-align="none" fo:border-top="1.76pt solid #000000"/>
    </style:style>
    <style:style style:name="ce3" style:family="table-cell" style:parent-style-name="Default">
      <style:table-cell-properties fo:border-bottom="0.74pt solid #000000" fo:background-color="#bdd7ee" style:diagonal-bl-tr="none" style:diagonal-tl-br="none" fo:border-left="1.76pt solid #000000" fo:border-right="1.76pt solid #000000" style:rotation-align="none" fo:border-top="0.74pt solid #000000"/>
    </style:style>
    <style:style style:name="ce4" style:family="table-cell" style:parent-style-name="Default">
      <style:table-cell-properties fo:border-bottom="1.76pt solid #000000" fo:background-color="#bdd7ee" style:diagonal-bl-tr="none" style:diagonal-tl-br="none" fo:border-left="1.76pt solid #000000" fo:border-right="1.76pt solid #000000" style:rotation-align="none" fo:border-top="0.74pt solid #000000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c254d2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aadcf7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ffe699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a9d18e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c9c9c9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ffcc99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0.74pt solid #000000"/>
    </style:style>
    <style:style style:name="ce16" style:family="table-cell" style:parent-style-name="Default">
      <style:table-cell-properties fo:border-bottom="none" fo:background-color="#c5e0b4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f4b183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ffe699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c9c9c9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c254d2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0.06pt solid #000000" fo:background-color="#aadcf7" fo:border-left="0.06pt solid #000000" fo:border-right="0.06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1" table:number-columns-repeated="2" table:default-cell-style-name="ce5"/>
        <table:table-column table:style-name="co3" table:default-cell-style-name="ce5"/>
        <table:table-column table:style-name="co1" table:number-columns-repeated="1019" table:default-cell-style-name="ce5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Usage</text:p>
          </table:table-cell>
          <table:table-cell/>
          <table:table-cell table:style-name="ce16" office:value-type="string" calcext:value-type="string">
            <text:p>ETH</text:p>
          </table:table-cell>
          <table:table-cell table:number-columns-repeated="1020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JUMPER</text:p>
          </table:table-cell>
          <table:table-cell/>
          <table:table-cell table:style-name="ce17" office:value-type="string" calcext:value-type="string">
            <text:p>ENCODER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POMPE</text:p>
          </table:table-cell>
          <table:table-cell/>
          <table:table-cell table:style-name="ce18" office:value-type="string" calcext:value-type="string">
            <text:p>MOTEUR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EV_AV</text:p>
          </table:table-cell>
          <table:table-cell/>
          <table:table-cell table:style-name="ce19" office:value-type="string" calcext:value-type="string">
            <text:p>CAPTEUR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9"/>
          <table:table-cell/>
          <table:table-cell table:style-name="ce20" office:value-type="string" calcext:value-type="string">
            <text:p>POMPE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EV_AR</text:p>
          </table:table-cell>
          <table:table-cell/>
          <table:table-cell table:style-name="ce21" office:value-type="string" calcext:value-type="string">
            <text:p>E_VANNES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0" office:value-type="string" calcext:value-type="string">
            <text:p>DIR_G</text:p>
          </table:table-cell>
          <table:table-cell table:number-columns-repeated="102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0" office:value-type="string" calcext:value-type="string">
            <text:p>PWM_G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0" office:value-type="string" calcext:value-type="string">
            <text:p>DIR_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0" office:value-type="string" calcext:value-type="string">
            <text:p>PWM_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1" office:value-type="string" calcext:value-type="string">
            <text:p>RST</text:p>
          </table:table-cell>
          <table:table-cell table:number-columns-repeated="1022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1" office:value-type="string" calcext:value-type="string">
            <text:p>SS</text:p>
          </table:table-cell>
          <table:table-cell table:number-columns-repeated="1022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MOSI</text:p>
          </table:table-cell>
          <table:table-cell table:number-columns-repeated="1022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1" office:value-type="string" calcext:value-type="string">
            <text:p>MISO</text:p>
          </table:table-cell>
          <table:table-cell table:number-columns-repeated="1022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1" office:value-type="string" calcext:value-type="string">
            <text:p>SCK</text:p>
          </table:table-cell>
          <table:table-cell table:number-columns-repeated="1022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9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2" office:value-type="string" calcext:value-type="string">
            <text:p>I2C</text:p>
          </table:table-cell>
          <table:table-cell table:number-columns-repeated="1022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12" office:value-type="string" calcext:value-type="string">
            <text:p>I2C</text:p>
          </table:table-cell>
          <table:table-cell table:number-columns-repeated="1022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3" office:value-type="string" calcext:value-type="string">
            <text:p>A_LEFT_ENCOD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13" office:value-type="string" calcext:value-type="string">
            <text:p>B_LEFT_ENCOD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3" office:value-type="string" calcext:value-type="string">
            <text:p>A_RIGHT_ENCODER</text:p>
          </table:table-cell>
          <table:table-cell table:number-columns-repeated="1022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13" office:value-type="string" calcext:value-type="string">
            <text:p>B_RIGHT_ENCODER</text:p>
          </table:table-cell>
          <table:table-cell table:number-columns-repeated="1022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11" office:value-type="string" calcext:value-type="string">
            <text:p>PWD</text:p>
          </table:table-cell>
          <table:table-cell table:number-columns-repeated="1022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9"/>
          <table:table-cell table:number-columns-repeated="1022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9"/>
          <table:table-cell table:number-columns-repeated="1022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9"/>
          <table:table-cell table:number-columns-repeated="1022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9"/>
          <table:table-cell table:number-columns-repeated="1022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9" office:value-type="string" calcext:value-type="string">
            <text:p>RX AX12</text:p>
          </table:table-cell>
          <table:table-cell table:number-columns-repeated="1022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9" office:value-type="string" calcext:value-type="string">
            <text:p>TX AX12</text:p>
          </table:table-cell>
          <table:table-cell table:number-columns-repeated="1022"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9"/>
          <table:table-cell table:number-columns-repeated="1022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9"/>
          <table:table-cell table:number-columns-repeated="1022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9"/>
          <table:table-cell table:number-columns-repeated="1022"/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9"/>
          <table:table-cell table:number-columns-repeated="1022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15"/>
          <table:table-cell table:number-columns-repeated="1022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0/00/0000</text:date>, <text:time style:data-style-name="N2" text:time-value="21:30:32.9076631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7:20</meta:creation-date>
    <dc:language>fr-FR</dc:language>
    <dc:date>2018-03-05T21:36:20.306827963</dc:date>
    <meta:editing-cycles>9</meta:editing-cycles>
    <meta:editing-duration>PT37M55S</meta:editing-duration>
    <meta:generator>LibreOffice/5.2.7.2$Linux_X86_64 LibreOffice_project/20m0$Build-2</meta:generator>
    <dc:creator>trotFunky </dc:creator>
    <meta:document-statistic meta:table-count="1" meta:cell-count="7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